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a14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a14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a14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a14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a14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a14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a14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a14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a14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a14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a14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a14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a14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a14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a14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a14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a14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ldo José  Coa Mendoza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5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3150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ía Nazaret Del Carmen Mendoza Villarroel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01167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6.3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81" meta:character-count="1176" meta:non-whitespace-character-count="1004"/>
    <meta:template xlink:type="simple" xlink:actuate="onRequest" xlink:title="Normal" xlink:href=""/>
  </office:meta>
</office:document-meta>
</file>